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b64" officeooo:paragraph-rsid="001a8b64"/>
    </style:style>
    <style:style style:name="P2" style:family="paragraph" style:parent-style-name="Standard">
      <style:text-properties officeooo:paragraph-rsid="001a8b64"/>
    </style:style>
    <style:style style:name="P3" style:family="paragraph" style:parent-style-name="Standard">
      <style:text-properties officeooo:rsid="001bcee9" officeooo:paragraph-rsid="001bcee9"/>
    </style:style>
    <style:style style:name="T1" style:family="text">
      <style:text-properties officeooo:rsid="001a8b64"/>
    </style:style>
    <style:style style:name="T2" style:family="text">
      <style:text-properties officeooo:rsid="001b6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Abstract (H.aHKbox)</text:p>
      <text:p text:style-name="P2"/>
      <text:p text:style-name="P2">Here we <text:span text:style-name="T1">present</text:span> the HARDWARE.astronomy Housekeeping Box <text:span text:style-name="T1">(H.aHKbox. The H.aHKbox is</text:span> a low-cost open-source temperature monitoring and control syst<text:span text:style-name="T1">em</text:span>, which employs existing open-source devices (e.g Arduino, RaspberryPi) to reduce costs while also limiting the complexity of the development. The <text:span text:style-name="T1">H</text:span>a.HK Box features a base system with a control computer and 10 expansion slots that can be filled with a variety of expansion cards. </text:p>
      <text:p text:style-name="P2"/>
      <text:p text:style-name="P1">The first deployment of the Ha.Hkbox will be for the ZEUS-2 submillimeter grating spectrometer. <text:span text:style-name="T2">As such the modular cards will include AC and DC excited 4-wire bridges, 2-wire bridge, and PID controller card. The system will achieve power outputs of up to 300 Watts with sub-millikelvin temperature sensing accuracy.</text:span></text:p>
      <text:p text:style-name="P2"/>
      <text:p text:style-name="P2">All design, firmware, software and parts list will be published online allowing for other projects to adopt the system and create custom expansion cards as need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59:30.717000000</meta:creation-date>
    <dc:date>2019-09-23T22:24:23.827000000</dc:date>
    <meta:editing-duration>PT3M2S</meta:editing-duration>
    <meta:editing-cycles>1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4" meta:word-count="140" meta:character-count="927" meta:non-whitespace-character-count="789"/>
  </office:meta>
</office:document-meta>
</file>